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3.02mm"/>
    </style:style>
    <style:style style:name="co34" style:family="table-column">
      <style:table-column-properties fo:break-before="auto" style:column-width="27.31mm"/>
    </style:style>
    <style:style style:name="co35" style:family="table-column">
      <style:table-column-properties fo:break-before="auto" style:column-width="43.23mm"/>
    </style:style>
    <style:style style:name="co36" style:family="table-column">
      <style:table-column-properties fo:break-before="auto" style:column-width="37.96mm"/>
    </style:style>
    <style:style style:name="co37" style:family="table-column">
      <style:table-column-properties fo:break-before="auto" style:column-width="30.13mm"/>
    </style:style>
    <style:style style:name="co38" style:family="table-column">
      <style:table-column-properties fo:break-before="auto" style:column-width="22.75mm"/>
    </style:style>
    <style:style style:name="co39" style:family="table-column">
      <style:table-column-properties fo:break-before="auto" style:column-width="26.21mm"/>
    </style:style>
    <style:style style:name="co40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 style:data-style-name="N104">
      <style:text-properties fo:font-weight="normal" style:font-weight-asian="normal" style:font-weight-complex="normal"/>
    </style:style>
    <style:style style:name="ce154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59" style:family="table-cell" style:parent-style-name="Default">
      <style:table-cell-properties fo:border-bottom="none" fo:border-left="0.99pt groove #000000" fo:border-right="none" fo:border-top="none"/>
    </style:style>
    <style:style style:name="ce160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1" style:family="table-cell" style:parent-style-name="Default">
      <style:table-cell-properties fo:border-bottom="0.99pt groove #000000" fo:border-left="0.99pt groove #000000" fo:border-right="none" fo:border-top="none"/>
    </style:style>
    <style:style style:name="ce16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6" style:family="table-cell" style:parent-style-name="Default" style:data-style-name="N37">
      <style:table-cell-properties fo:border="0.99pt groove #000000"/>
    </style:style>
    <style:style style:name="ce16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99pt groove #000000"/>
    </style:style>
    <style:style style:name="ce169" style:family="table-cell" style:parent-style-name="Default">
      <style:table-cell-properties fo:border-bottom="none" fo:border-left="none" fo:border-right="none" fo:border-top="0.99pt groove #000000"/>
    </style:style>
    <style:style style:name="ce170" style:family="table-cell" style:parent-style-name="Default" style:data-style-name="N104">
      <style:table-cell-properties fo:border="0.99pt groove #000000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2" style:family="table-cell" style:parent-style-name="Default">
      <style:table-cell-properties fo:border-bottom="none" fo:border-left="none" fo:border-right="0.99pt groove #000000" fo:border-top="0.99pt groove #000000"/>
    </style:style>
    <style:style style:name="ce173" style:family="table-cell" style:parent-style-name="Default">
      <style:table-cell-properties fo:border-bottom="none" fo:border-left="none" fo:border-right="0.99pt groove #000000" fo:border-top="none"/>
    </style:style>
    <style:style style:name="ce174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75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formula="of:=+(236*8)/30" office:value-type="currency" office:currency="ARS" office:value="62.9333333333333" calcext:value-type="currency">
            <text:p>$62,93</text:p>
          </table:table-cell>
          <table:table-cell table:style-name="ce110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143*8)/30" office:value-type="currency" office:currency="ARS" office:value="38.1333333333333" calcext:value-type="currency">
            <text:p>$38,13</text:p>
          </table:table-cell>
          <table:table-cell table:style-name="ce110" table:formula="of:=+(143*39)/90" office:value-type="currency" office:currency="ARS" office:value="61.9666666666667" calcext:value-type="currency">
            <text:p>$61,97</text:p>
          </table:table-cell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448*8)/30" office:value-type="currency" office:currency="ARS" office:value="119.466666666667" calcext:value-type="currency">
            <text:p>$119,47</text:p>
          </table:table-cell>
          <table:table-cell table:style-name="ce110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110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8500" calcext:value-type="currency">
            <text:p>$8.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3042 extra</text:p>
          </table:table-cell>
          <table:covered-table-cell table:style-name="ce152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table:formula="of:=+1500+500" office:value-type="currency" office:currency="ARS" office:value="2000" calcext:value-type="currency">
            <text:p>$2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$1500Alq. Prop. + 2 certif. De firmas $500</text:p>
          </table:table-cell>
          <table:covered-table-cell table:style-name="ce152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4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11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11" office:value-type="currency" office:currency="ARS" office:value="283" calcext:value-type="currency">
            <text:p>$283,00</text:p>
          </table:table-cell>
          <table:table-cell table:style-name="ce153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11" table:formula="of:=+100000-[.B64]" office:value-type="currency" office:currency="ARS" office:value="31972.0433333333" calcext:value-type="currency">
            <text:p>$31.972,04</text:p>
          </table:table-cell>
          <table:table-cell table:number-columns-repeated="13"/>
        </table:table-row>
      </table:table>
      <table:table table:name="Presupuesto Bacha" table:style-name="ta1">
        <office:forms form:automatic-focus="false" form:apply-design-mode="false"/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5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6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7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3">
        <office:forms form:automatic-focus="false" form:apply-design-mode="false"/>
        <table:table-column table:style-name="co35" table:default-cell-style-name="ce159"/>
        <table:table-column table:style-name="co36" table:default-cell-style-name="ce166"/>
        <table:table-column table:style-name="co37" table:default-cell-style-name="ce170"/>
        <table:table-column table:style-name="co38" table:default-cell-style-name="ce170"/>
        <table:table-column table:style-name="co39" table:default-cell-style-name="ce170"/>
        <table:table-column table:style-name="co31" table:default-cell-style-name="ce173"/>
        <table:table-column table:style-name="co28" table:default-cell-style-name="Default"/>
        <table:table-column table:style-name="co40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8"/>
          <table:table-cell table:style-name="ce164" office:value-type="string" calcext:value-type="string" table:number-columns-spanned="4" table:number-rows-spanned="1">
            <text:p>Benjis</text:p>
          </table:table-cell>
          <table:covered-table-cell table:number-columns-repeated="3" table:style-name="ce169"/>
          <table:table-cell table:style-name="ce172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5" office:value-type="string" calcext:value-type="string">
            <text:p>Fecha</text:p>
          </table:table-cell>
          <table:table-cell table:style-name="ce165" office:value-type="string" calcext:value-type="string">
            <text:p>Efectivo</text:p>
          </table:table-cell>
          <table:table-cell table:style-name="ce165" office:value-type="string" calcext:value-type="string">
            <text:p>Créditos</text:p>
          </table:table-cell>
          <table:table-cell table:style-name="ce165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table:formula="of:=['Registros Contables'.G21]" office:value-type="currency" office:currency="ARS" office:value="8500" calcext:value-type="currency">
            <text:p>$8.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0]" office:value-type="currency" office:currency="ARS" office:value="9000" calcext:value-type="currency">
            <text:p>$9.000,00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number-columns-repeated="2"/>
          <table:table-cell table:formula="of:=SUM([.C6:.C9])" office:value-type="currency" office:currency="ARS" office:value="9000" calcext:value-type="currency">
            <text:p>$9.000,00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4" table:formula="of:=SUM([.C6:.E9])" office:value-type="currency" office:currency="ARS" office:value="34000" calcext:value-type="currency">
            <text:p>$34.000,00</text:p>
          </table:table-cell>
          <table:table-cell table:number-columns-repeated="4"/>
          <table:table-cell table:style-name="ce111" office:value-type="currency" office:currency="ARS" office:value="4032.32" calcext:value-type="currency">
            <text:p>$4.0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60"/>
          <table:table-cell table:style-name="ce167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5" office:value-type="string" calcext:value-type="string">
            <text:p>Fecha</text:p>
          </table:table-cell>
          <table:table-cell table:style-name="ce165" office:value-type="string" calcext:value-type="string">
            <text:p>Efectivo</text:p>
          </table:table-cell>
          <table:table-cell table:style-name="ce165"/>
          <table:table-cell table:style-name="ce165" office:value-type="string" calcext:value-type="string">
            <text:p>Bs. de Uso</text:p>
          </table:table-cell>
          <table:table-cell table:number-columns-repeated="5"/>
          <table:table-cell table:style-name="ce110" table:formula="of:=SUM([.K9:.K11])" office:value-type="currency" office:currency="ARS" office:value="31972.04" calcext:value-type="currency">
            <text:p>$31.972,04</text:p>
          </table:table-cell>
          <table:table-cell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2000" calcext:value-type="currency">
            <text:p>$2.000,00</text:p>
          </table:table-cell>
          <table:table-cell table:number-columns-repeated="7"/>
          <table:table-cell table:style-name="ce111"/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7"/>
          <table:table-cell table:style-name="ce111"/>
          <table:table-cell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68"/>
          <table:table-cell office:value-type="currency" office:currency="ARS" office:value="1115.28" calcext:value-type="currency">
            <text:p>$1.115,28</text:p>
          </table:table-cell>
          <table:table-cell table:number-columns-repeated="6"/>
          <table:table-cell table:style-name="ce111"/>
          <table:table-cell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68"/>
          <table:table-cell office:value-type="currency" office:currency="ARS" office:value="1710.88" calcext:value-type="currency">
            <text:p>$1.710,88</text:p>
          </table:table-cell>
          <table:table-cell table:number-columns-repeated="6"/>
          <table:table-cell table:style-name="ce110"/>
          <table:table-cell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/>
          <table:table-cell table:style-name="ce168"/>
          <table:table-cell table:formula="of:=SUM([.C13:.C20])" office:value-type="currency" office:currency="ARS" office:value="4032.32" calcext:value-type="currency">
            <text:p>$4.032,32</text:p>
          </table:table-cell>
          <table:table-cell table:formula="of:=SUM([.D15:.D17])" office:value-type="currency" office:currency="ARS" office:value="2826.16" calcext:value-type="currency">
            <text:p>$2.826,16</text:p>
          </table:table-cell>
          <table:table-cell table:formula="of:=SUM([.E18:.E20])" office:value-type="currency" office:currency="ARS" office:value="10000" calcext:value-type="currency">
            <text:p>$10.000,00</text:p>
          </table:table-cell>
          <table:table-cell table:style-name="ce174" table:formula="of:=SUM([.C21:.E21])" office:value-type="currency" office:currency="ARS" office:value="16858.48" calcext:value-type="currency">
            <text:p>$16.858,48</text:p>
          </table:table-cell>
          <table:table-cell table:number-columns-repeated="6"/>
        </table:table-row>
        <table:table-row table:style-name="ro1">
          <table:table-cell table:style-name="ce160"/>
          <table:table-cell table:style-name="ce167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5" office:value-type="string" calcext:value-type="string">
            <text:p>Fecha</text:p>
          </table:table-cell>
          <table:table-cell table:style-name="ce165" office:value-type="string" calcext:value-type="string">
            <text:p>Efectivo</text:p>
          </table:table-cell>
          <table:table-cell table:style-name="ce165"/>
          <table:table-cell table:style-name="ce165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68"/>
          <table:table-cell table:number-columns-repeated="7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68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68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table:style-name="ce161"/>
          <table:table-cell table:style-name="ce168"/>
          <table:table-cell table:formula="of:=SUM([.C24:.C30])" office:value-type="currency" office:currency="ARS" office:value="16439.72" calcext:value-type="currency">
            <text:p>$16.439,72</text:p>
          </table:table-cell>
          <table:table-cell/>
          <table:table-cell table:formula="of:=SUM([.E28:.E30])" office:value-type="currency" office:currency="ARS" office:value="2500" calcext:value-type="currency">
            <text:p>$2.500,00</text:p>
          </table:table-cell>
          <table:table-cell table:style-name="ce175" table:formula="of:=SUM([.C31:.E31])" office:value-type="currency" office:currency="ARS" office:value="18939.72" calcext:value-type="currency">
            <text:p>$18.939,72</text:p>
          </table:table-cell>
          <table:table-cell table:number-columns-repeated="3"/>
          <table:table-cell table:style-name="ce111" table:formula="of:=+[.C32]+[.D32]-['Registros Contables'.A72]" office:value-type="currency" office:currency="ARS" office:value="326.156666666695" calcext:value-type="currency">
            <text:p>$326,1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11" table:formula="of:=SUM([.C10]+[.C21]+[.C31])" office:value-type="currency" office:currency="ARS" office:value="29472.04" calcext:value-type="currency">
            <text:p>$29.472,04</text:p>
          </table:table-cell>
          <table:table-cell table:style-name="ce111" table:formula="of:=SUM([.D15:.D17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3"/>
          <table:table-cell table:style-name="ce111" table:formula="of:=+[.C32]+[.E28]-[.D16]-[.D15]" office:value-type="currency" office:currency="ARS" office:value="29145.88" calcext:value-type="currency">
            <text:p>$29.145,88</text:p>
          </table:table-cell>
          <table:table-cell/>
          <table:table-cell table:style-name="ce111" table:formula="of:=+['Registros Contables'.A72]-[.C32]" office:value-type="currency" office:currency="ARS" office:value="2500.0033333333" calcext:value-type="currency">
            <text:p>$2.500,00</text:p>
          </table:table-cell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62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1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3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76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77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77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77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36:.C39])" office:value-type="currency" office:currency="ARS" office:value="8652.32" calcext:value-type="currency">
            <text:p>$8.652,32</text:p>
          </table:table-cell>
          <table:table-cell table:style-name="ce144" table:formula="of:=SUM([.D36:.D39])" office:value-type="currency" office:currency="ARS" office:value="8565.23" calcext:value-type="currency">
            <text:p>$8.565,23</text:p>
          </table:table-cell>
          <table:table-cell table:style-name="ce144" table:formula="of:=SUM([.E36:.E39])" office:value-type="currency" office:currency="ARS" office:value="8565.23" calcext:value-type="currency">
            <text:p>$8.565,23</text:p>
          </table:table-cell>
          <table:table-cell table:style-name="ce144" table:formula="of:=SUM([.F36:.F39])" office:value-type="currency" office:currency="ARS" office:value="8565.23" calcext:value-type="currency">
            <text:p>$8.565,23</text:p>
          </table:table-cell>
          <table:table-cell table:style-name="ce144" table:formula="of:=SUM([.G36:.G39])" office:value-type="currency" office:currency="ARS" office:value="8565.23" calcext:value-type="currency">
            <text:p>$8.565,23</text:p>
          </table:table-cell>
          <table:table-cell table:style-name="ce144" table:formula="of:=SUM([.H36:.H39])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 table:formula="of:=[.C10]+[.C13]+[.C14]+[.C20]+[.C31]+[.C38]+[.C39]" office:value-type="currency" office:currency="ARS" office:value="31392.04" calcext:value-type="currency">
            <text:p>$31.392,04</text:p>
          </table:table-cell>
          <table:table-cell table:style-name="Default" table:number-columns-repeated="2"/>
          <table:table-cell table:style-name="ce110" table:formula="of:=[.D42]" office:value-type="currency" office:currency="ARS" office:value="31392.04" calcext:value-type="currency">
            <text:p>$31.392,04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1]-[.G42]" office:value-type="currency" office:currency="ARS" office:value="68607.96" calcext:value-type="currency">
            <text:p>$68.607,96</text:p>
          </table:table-cell>
          <table:table-cell/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1"/>
          <table:table-cell/>
          <table:table-cell table:style-name="ce13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7:46:15.937943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2T18:33:17.986855220</dc:date>
    <meta:editing-duration>PT11H28M33S</meta:editing-duration>
    <meta:editing-cycles>260</meta:editing-cycles>
    <meta:generator>LibreOffice/5.1.4.2$Linux_X86_64 LibreOffice_project/10m0$Build-2</meta:generator>
    <meta:print-date>2016-12-05T18:39:34.723897548</meta:print-date>
    <meta:document-statistic meta:table-count="10" meta:cell-count="1382" meta:object-count="0"/>
  </office:meta>
</office:document-meta>
</file>